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15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4.5759999999999996" table:style-name="ce1">
            <text:p>4.5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" table:style-name="ce1">
            <text:p>0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72" table:style-name="ce1">
            <text:p>1.9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26.766999999999999" table:style-name="ce1">
            <text:p>26.7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300000000000005" table:style-name="ce1">
            <text:p>0.9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6.3220000000000001" table:style-name="ce1">
            <text:p>6.3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8.015999999999998" table:style-name="ce1">
            <text:p>38.0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43" table:style-name="ce1">
            <text:p>6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3.728999999999999" table:style-name="ce1">
            <text:p>13.7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441000000000003" table:style-name="ce1">
            <text:p>89.4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198" table:style-name="ce1">
            <text:p>3.1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10.176" table:style-name="ce1">
            <text:p>10.1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508" table:style-name="ce1">
            <text:p>4.5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480000000000002" table:style-name="ce1">
            <text:p>4.7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145000000000003" table:style-name="ce1">
            <text:p>40.1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61.77" table:style-name="ce1">
            <text:p>61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8.39" table:style-name="ce1">
            <text:p>8.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7" table:style-name="ce1">
            <text:p>1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4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77" table:style-name="ce1">
            <text:p>27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9.2" table:style-name="ce1">
            <text:p>29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2.704000000000001" table:style-name="ce1">
            <text:p>22.7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2" table:style-name="ce1">
            <text:p>7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62999999999997" table:style-name="ce1">
            <text:p>39.6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8.98" table:style-name="ce1">
            <text:p>18.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8.9290000000000003" table:style-name="ce1">
            <text:p>8.9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64.460999999999999" table:style-name="ce1">
            <text:p>64.4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51.822" table:style-name="ce1">
            <text:p>351.8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26.35" table:style-name="ce1">
            <text:p>26.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59499999999999997" table:style-name="ce1">
            <text:p>0.59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7" table:style-name="ce1">
            <text:p>5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3.393000000000001" table:style-name="ce1">
            <text:p>13.3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2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8.64" table:style-name="ce1">
            <text:p>28.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37.950000000000003" table:style-name="ce1">
            <text:p>37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0.8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9.1999999999999993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4" table:style-name="ce1">
            <text:p>24.4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36:58Z</dc:date>
  </office:meta>
</office:document-meta>
</file>